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2"/>epoch <text:s text:c="9"/>: 1</text:p>
      <text:p text:style-name="Standard"><text:s text:c="4"/>loss <text:s text:c="10"/>: 0.522634229215596</text:p>
      <text:p text:style-name="Standard"><text:s text:c="4"/>accuracy <text:s text:c="6"/>: 0.8359926337881001</text:p>
      <text:p text:style-name="Standard"><text:s text:c="4"/>precision_0 <text:s text:c="3"/>: 0.8469318875958914</text:p>
      <text:p text:style-name="Standard"><text:s text:c="4"/>precision_1 <text:s text:c="3"/>: 0.26666666666666666</text:p>
      <text:p text:style-name="Standard"><text:s text:c="4"/>precision_2 <text:s text:c="3"/>: 0.1111111111111111</text:p>
      <text:p text:style-name="Standard"><text:s text:c="4"/>precision_3 <text:s text:c="3"/>: 0.5</text:p>
      <text:p text:style-name="Standard"><text:s text:c="4"/>precision_4 <text:s text:c="3"/>: 0.576879200164914</text:p>
      <text:p text:style-name="Standard"><text:s text:c="4"/>precision_5 <text:s text:c="3"/>: 0.1992753623188406</text:p>
      <text:p text:style-name="Standard"><text:s text:c="4"/>precision_6 <text:s text:c="3"/>: 0.5696517412935324</text:p>
      <text:p text:style-name="Standard"><text:s text:c="4"/>recall_0 <text:s text:c="6"/>: 0.9277485369523272</text:p>
      <text:p text:style-name="Standard"><text:s text:c="4"/>recall_1 <text:s text:c="6"/>: 0.15555555555555556</text:p>
      <text:p text:style-name="Standard"><text:s text:c="4"/>recall_2 <text:s text:c="6"/>: 0.1111111111111111</text:p>
      <text:p text:style-name="Standard"><text:s text:c="4"/>recall_3 <text:s text:c="6"/>: 0.5</text:p>
      <text:p text:style-name="Standard"><text:s text:c="4"/>recall_4 <text:s text:c="6"/>: 0.43052579583503964</text:p>
      <text:p text:style-name="Standard"><text:s text:c="4"/>recall_5 <text:s text:c="6"/>: 0.1875</text:p>
      <text:p text:style-name="Standard"><text:s text:c="4"/>recall_6 <text:s text:c="6"/>: 0.5067164179104477</text:p>
      <text:p text:style-name="Standard"><text:s text:c="4"/>f1_0 <text:s text:c="10"/>: 0.8720844234453097</text:p>
      <text:p text:style-name="Standard"><text:s text:c="4"/>f1_1 <text:s text:c="10"/>: 0.1714285714285714</text:p>
      <text:p text:style-name="Standard"><text:s text:c="4"/>f1_2 <text:s text:c="10"/>: 0.1111111111111111</text:p>
      <text:p text:style-name="Standard"><text:s text:c="4"/>f1_3 <text:s text:c="10"/>: 0.5</text:p>
      <text:p text:style-name="Standard"><text:s text:c="4"/>f1_4 <text:s text:c="10"/>: 0.45520222872290944</text:p>
      <text:p text:style-name="Standard"><text:s text:c="4"/>f1_5 <text:s text:c="10"/>: 0.18866459627329188</text:p>
      <text:p text:style-name="Standard"><text:s text:c="4"/>f1_6 <text:s text:c="10"/>: 0.5213101160862358</text:p>
      <text:p text:style-name="Standard"><text:s text:c="4"/>val_loss <text:s text:c="6"/>: 0.5002182899390691</text:p>
      <text:p text:style-name="Standard"><text:s text:c="4"/>val_accuracy <text:s text:c="2"/>: 0.841118731856831</text:p>
      <text:p text:style-name="Standard"><text:s text:c="4"/>val_precision_0: 0.8422497309017897</text:p>
      <text:p text:style-name="Standard"><text:s text:c="4"/>val_precision_1: 0</text:p>
      <text:p text:style-name="Standard"><text:s text:c="4"/>val_precision_2: 0</text:p>
      <text:p text:style-name="Standard"><text:s text:c="4"/>val_precision_3: 0</text:p>
      <text:p text:style-name="Standard"><text:s text:c="4"/>val_precision_4: 0.6639059304703477</text:p>
      <text:p text:style-name="Standard"><text:s text:c="4"/>val_precision_5: 0</text:p>
      <text:p text:style-name="Standard"><text:s text:c="4"/>val_precision_6: 0.631578947368421</text:p>
      <text:p text:style-name="Standard"><text:s text:c="4"/>val_recall_0 <text:s text:c="2"/>: 0.948217082023274</text:p>
      <text:p text:style-name="Standard"><text:s text:c="4"/>val_recall_1 <text:s text:c="2"/>: 0</text:p>
      <text:p text:style-name="Standard"><text:s text:c="4"/>val_recall_2 <text:s text:c="2"/>: 0</text:p>
      <text:p text:style-name="Standard"><text:s text:c="4"/>val_recall_3 <text:s text:c="2"/>: 0</text:p>
      <text:p text:style-name="Standard"><text:s text:c="4"/>val_recall_4 <text:s text:c="2"/>: 0.41034594807600944</text:p>
      <text:p text:style-name="Standard"><text:s text:c="4"/>val_recall_5 <text:s text:c="2"/>: 0</text:p>
      <text:p text:style-name="Standard"><text:s text:c="4"/>val_recall_6 <text:s text:c="2"/>: 0.49561403508771934</text:p>
      <text:p text:style-name="Standard"><text:s text:c="4"/>val_f1_0 <text:s text:c="6"/>: 0.8794889559894873</text:p>
      <text:p text:style-name="Standard"><text:s text:c="4"/>val_f1_1 <text:s text:c="6"/>: 0</text:p>
      <text:p text:style-name="Standard"><text:s text:c="4"/>val_f1_2 <text:s text:c="6"/>: 0</text:p>
      <text:p text:style-name="Standard"><text:s text:c="4"/>val_f1_3 <text:s text:c="6"/>: 0</text:p>
      <text:p text:style-name="Standard"><text:s text:c="4"/>val_f1_4 <text:s text:c="6"/>: 0.471389927933262</text:p>
      <text:p text:style-name="Standard"><text:s text:c="4"/>val_f1_5 <text:s text:c="6"/>: 0</text:p>
      <text:p text:style-name="Standard"><text:s text:c="4"/>val_f1_6 <text:s text:c="6"/>: 0.5298245614035088</text:p>
      <text:p text:style-name="Standard"/>
      <text:p text:style-name="Standard">epoch <text:s text:c="9"/>: 2</text:p>
      <text:p text:style-name="Standard"><text:s text:c="4"/>loss <text:s text:c="10"/>: 0.4322222134895191</text:p>
      <text:p text:style-name="Standard"><text:s text:c="4"/>accuracy <text:s text:c="6"/>: 0.8544487480359996</text:p>
      <text:p text:style-name="Standard"><text:s text:c="4"/>precision_0 <text:s text:c="3"/>: 0.8635374323081139</text:p>
      <text:p text:style-name="Standard"><text:soft-page-break/><text:s text:c="4"/>precision_1 <text:s text:c="3"/>: 0.3143939393939394</text:p>
      <text:p text:style-name="Standard"><text:s text:c="4"/>precision_2 <text:s text:c="3"/>: 0.3089430894308943</text:p>
      <text:p text:style-name="Standard"><text:s text:c="4"/>precision_3 <text:s text:c="3"/>: 0.5</text:p>
      <text:p text:style-name="Standard"><text:s text:c="4"/>precision_4 <text:s text:c="3"/>: 0.6302287069922607</text:p>
      <text:p text:style-name="Standard"><text:s text:c="4"/>precision_5 <text:s text:c="3"/>: 0.3344594594594595</text:p>
      <text:p text:style-name="Standard"><text:s text:c="4"/>precision_6 <text:s text:c="3"/>: 0.6414728682170543</text:p>
      <text:p text:style-name="Standard"><text:s text:c="4"/>recall_0 <text:s text:c="6"/>: 0.9253592751441215</text:p>
      <text:p text:style-name="Standard"><text:s text:c="4"/>recall_1 <text:s text:c="6"/>: 0.2121212121212121</text:p>
      <text:p text:style-name="Standard"><text:s text:c="4"/>recall_2 <text:s text:c="6"/>: 0.2439024390243903</text:p>
      <text:p text:style-name="Standard"><text:s text:c="4"/>recall_3 <text:s text:c="6"/>: 0.3229166666666667</text:p>
      <text:p text:style-name="Standard"><text:s text:c="4"/>recall_4 <text:s text:c="6"/>: 0.5035679106394125</text:p>
      <text:p text:style-name="Standard"><text:s text:c="4"/>recall_5 <text:s text:c="6"/>: 0.25788288288288286</text:p>
      <text:p text:style-name="Standard"><text:s text:c="4"/>recall_6 <text:s text:c="6"/>: 0.593058491895701</text:p>
      <text:p text:style-name="Standard"><text:s text:c="4"/>f1_0 <text:s text:c="10"/>: 0.8809076566143819</text:p>
      <text:p text:style-name="Standard"><text:s text:c="4"/>f1_1 <text:s text:c="10"/>: 0.22359307359307365</text:p>
      <text:p text:style-name="Standard"><text:s text:c="4"/>f1_2 <text:s text:c="10"/>: 0.25934959349593495</text:p>
      <text:p text:style-name="Standard"><text:s text:c="4"/>f1_3 <text:s text:c="10"/>: 0.3625</text:p>
      <text:p text:style-name="Standard"><text:s text:c="4"/>f1_4 <text:s text:c="10"/>: 0.5216172393664272</text:p>
      <text:p text:style-name="Standard"><text:s text:c="4"/>f1_5 <text:s text:c="10"/>: 0.2806306306306306</text:p>
      <text:p text:style-name="Standard"><text:s text:c="4"/>f1_6 <text:s text:c="10"/>: 0.602611588552392</text:p>
      <text:p text:style-name="Standard"><text:s text:c="4"/>val_loss <text:s text:c="6"/>: 0.5379296407343177</text:p>
      <text:p text:style-name="Standard"><text:s text:c="4"/>val_accuracy <text:s text:c="2"/>: 0.8248386733228291</text:p>
      <text:p text:style-name="Standard"><text:s text:c="4"/>val_precision_0: 0.8711711432815343</text:p>
      <text:p text:style-name="Standard"><text:s text:c="4"/>val_precision_1: 0</text:p>
      <text:p text:style-name="Standard"><text:s text:c="4"/>val_precision_2: 0</text:p>
      <text:p text:style-name="Standard"><text:s text:c="4"/>val_precision_3: 0</text:p>
      <text:p text:style-name="Standard"><text:s text:c="4"/>val_precision_4: 0.44358342815728313</text:p>
      <text:p text:style-name="Standard"><text:s text:c="4"/>val_precision_5: 0.5714285714285714</text:p>
      <text:p text:style-name="Standard"><text:s text:c="4"/>val_precision_6: 0.5757575757575758</text:p>
      <text:p text:style-name="Standard"><text:s text:c="4"/>val_recall_0 <text:s text:c="2"/>: 0.8780492945762717</text:p>
      <text:p text:style-name="Standard"><text:s text:c="4"/>val_recall_1 <text:s text:c="2"/>: 0</text:p>
      <text:p text:style-name="Standard"><text:s text:c="4"/>val_recall_2 <text:s text:c="2"/>: 0</text:p>
      <text:p text:style-name="Standard"><text:s text:c="4"/>val_recall_3 <text:s text:c="2"/>: 0</text:p>
      <text:p text:style-name="Standard"><text:s text:c="4"/>val_recall_4 <text:s text:c="2"/>: 0.42574227542285464</text:p>
      <text:p text:style-name="Standard"><text:s text:c="4"/>val_recall_5 <text:s text:c="2"/>: 0.5</text:p>
      <text:p text:style-name="Standard"><text:s text:c="4"/>val_recall_6 <text:s text:c="2"/>: 0.5252525252525253</text:p>
      <text:p text:style-name="Standard"><text:s text:c="4"/>val_f1_0 <text:s text:c="6"/>: 0.858501320002202</text:p>
      <text:p text:style-name="Standard"><text:s text:c="4"/>val_f1_1 <text:s text:c="6"/>: 0</text:p>
      <text:p text:style-name="Standard"><text:s text:c="4"/>val_f1_2 <text:s text:c="6"/>: 0</text:p>
      <text:p text:style-name="Standard"><text:s text:c="4"/>val_f1_3 <text:s text:c="6"/>: 0</text:p>
      <text:p text:style-name="Standard"><text:s text:c="4"/>val_f1_4 <text:s text:c="6"/>: 0.40104074047229743</text:p>
      <text:p text:style-name="Standard"><text:s text:c="4"/>val_f1_5 <text:s text:c="6"/>: 0.5238095238095238</text:p>
      <text:p text:style-name="Standard"><text:s text:c="4"/>val_f1_6 <text:s text:c="6"/>: 0.5404040404040403</text:p>
      <text:p text:style-name="Standard"/>
      <text:p text:style-name="Standard">epoch <text:s text:c="9"/>: 3</text:p>
      <text:p text:style-name="Standard"><text:s text:c="4"/>loss <text:s text:c="10"/>: 0.36817032384988235</text:p>
      <text:p text:style-name="Standard"><text:s text:c="4"/>accuracy <text:s text:c="6"/>: 0.8700380715504998</text:p>
      <text:p text:style-name="Standard"><text:s text:c="4"/>precision_0 <text:s text:c="3"/>: 0.8779061914469771</text:p>
      <text:p text:style-name="Standard"><text:s text:c="4"/>precision_1 <text:s text:c="3"/>: 0.4946969696969697</text:p>
      <text:p text:style-name="Standard"><text:s text:c="4"/>precision_2 <text:s text:c="3"/>: 0.5472636815920399</text:p>
      <text:p text:style-name="Standard"><text:s text:c="4"/>precision_3 <text:s text:c="3"/>: 0.6904761904761906</text:p>
      <text:p text:style-name="Standard"><text:s text:c="4"/>precision_4 <text:s text:c="3"/>: 0.6566367694805193</text:p>
      <text:p text:style-name="Standard"><text:soft-page-break/><text:s text:c="4"/>precision_5 <text:s text:c="3"/>: 0.4163346613545817</text:p>
      <text:p text:style-name="Standard"><text:s text:c="4"/>precision_6 <text:s text:c="3"/>: 0.667373572593801</text:p>
      <text:p text:style-name="Standard"><text:s text:c="4"/>recall_0 <text:s text:c="6"/>: 0.9264979155222678</text:p>
      <text:p text:style-name="Standard"><text:s text:c="4"/>recall_1 <text:s text:c="6"/>: 0.3804545454545455</text:p>
      <text:p text:style-name="Standard"><text:s text:c="4"/>recall_2 <text:s text:c="6"/>: 0.4345771144278607</text:p>
      <text:p text:style-name="Standard"><text:s text:c="4"/>recall_3 <text:s text:c="6"/>: 0.5382653061224489</text:p>
      <text:p text:style-name="Standard"><text:s text:c="4"/>recall_4 <text:s text:c="6"/>: 0.5486804242530344</text:p>
      <text:p text:style-name="Standard"><text:s text:c="4"/>recall_5 <text:s text:c="6"/>: 0.33711819389110226</text:p>
      <text:p text:style-name="Standard"><text:s text:c="4"/>recall_6 <text:s text:c="6"/>: 0.6269711799891247</text:p>
      <text:p text:style-name="Standard"><text:s text:c="4"/>f1_0 <text:s text:c="10"/>: 0.8904690728040192</text:p>
      <text:p text:style-name="Standard"><text:s text:c="4"/>f1_1 <text:s text:c="10"/>: 0.4024531024531024</text:p>
      <text:p text:style-name="Standard"><text:s text:c="4"/>f1_2 <text:s text:c="10"/>: 0.46318407960199015</text:p>
      <text:p text:style-name="Standard"><text:s text:c="4"/>f1_3 <text:s text:c="10"/>: 0.5674603174603174</text:p>
      <text:p text:style-name="Standard"><text:s text:c="4"/>f1_4 <text:s text:c="10"/>: 0.5613768208124105</text:p>
      <text:p text:style-name="Standard"><text:s text:c="4"/>f1_5 <text:s text:c="10"/>: 0.35772925613563067</text:p>
      <text:p text:style-name="Standard"><text:s text:c="4"/>f1_6 <text:s text:c="10"/>: 0.6346163805380777</text:p>
      <text:p text:style-name="Standard"><text:s text:c="4"/>val_loss <text:s text:c="6"/>: 0.5699872988863969</text:p>
      <text:p text:style-name="Standard"><text:s text:c="4"/>val_accuracy <text:s text:c="2"/>: 0.8164684845875089</text:p>
      <text:p text:style-name="Standard"><text:s text:c="4"/>val_precision_0: 0.8731448078427313</text:p>
      <text:p text:style-name="Standard"><text:s text:c="4"/>val_precision_1: 0.0</text:p>
      <text:p text:style-name="Standard"><text:s text:c="4"/>val_precision_2: 0</text:p>
      <text:p text:style-name="Standard"><text:s text:c="4"/>val_precision_3: 0</text:p>
      <text:p text:style-name="Standard"><text:s text:c="4"/>val_precision_4: 0.4243377277532493</text:p>
      <text:p text:style-name="Standard"><text:s text:c="4"/>val_precision_5: 0.375</text:p>
      <text:p text:style-name="Standard"><text:s text:c="4"/>val_precision_6: 0.7777777777777778</text:p>
      <text:p text:style-name="Standard"><text:s text:c="4"/>val_recall_0 <text:s text:c="2"/>: 0.8700255744856985</text:p>
      <text:p text:style-name="Standard"><text:s text:c="4"/>val_recall_1 <text:s text:c="2"/>: 0.0</text:p>
      <text:p text:style-name="Standard"><text:s text:c="4"/>val_recall_2 <text:s text:c="2"/>: 0</text:p>
      <text:p text:style-name="Standard"><text:s text:c="4"/>val_recall_3 <text:s text:c="2"/>: 0</text:p>
      <text:p text:style-name="Standard"><text:s text:c="4"/>val_recall_4 <text:s text:c="2"/>: 0.4135128715262102</text:p>
      <text:p text:style-name="Standard"><text:s text:c="4"/>val_recall_5 <text:s text:c="2"/>: 0.22916666666666666</text:p>
      <text:p text:style-name="Standard"><text:s text:c="4"/>val_recall_6 <text:s text:c="2"/>: 0.6697530864197531</text:p>
      <text:p text:style-name="Standard"><text:s text:c="4"/>val_f1_0 <text:s text:c="6"/>: 0.8544614901558213</text:p>
      <text:p text:style-name="Standard"><text:s text:c="4"/>val_f1_1 <text:s text:c="6"/>: 0.0</text:p>
      <text:p text:style-name="Standard"><text:s text:c="4"/>val_f1_2 <text:s text:c="6"/>: 0</text:p>
      <text:p text:style-name="Standard"><text:s text:c="4"/>val_f1_3 <text:s text:c="6"/>: 0</text:p>
      <text:p text:style-name="Standard"><text:s text:c="4"/>val_f1_4 <text:s text:c="6"/>: 0.386647546724133</text:p>
      <text:p text:style-name="Standard"><text:s text:c="4"/>val_f1_5 <text:s text:c="6"/>: 0.26944444444444443</text:p>
      <text:p text:style-name="Standard"><text:s text:c="4"/>val_f1_6 <text:s text:c="6"/>: 0.7</text:p>
      <text:p text:style-name="Standard"/>
      <text:p text:style-name="Standard"><text:s/>epoch <text:s text:c="9"/>: 4</text:p>
      <text:p text:style-name="Standard"><text:s text:c="4"/>loss <text:s text:c="10"/>: 0.30576456000452823</text:p>
      <text:p text:style-name="Standard"><text:s text:c="4"/>accuracy <text:s text:c="6"/>: 0.8887653623511361</text:p>
      <text:p text:style-name="Standard"><text:s text:c="4"/>precision_0 <text:s text:c="3"/>: 0.8935717841530078</text:p>
      <text:p text:style-name="Standard"><text:s text:c="4"/>precision_1 <text:s text:c="3"/>: 0.582857142857143</text:p>
      <text:p text:style-name="Standard"><text:s text:c="4"/>precision_2 <text:s text:c="3"/>: 0.6372549019607843</text:p>
      <text:p text:style-name="Standard"><text:s text:c="4"/>precision_3 <text:s text:c="3"/>: 0.7954545454545454</text:p>
      <text:p text:style-name="Standard"><text:s text:c="4"/>precision_4 <text:s text:c="3"/>: 0.6882482466197012</text:p>
      <text:p text:style-name="Standard"><text:s text:c="4"/>precision_5 <text:s text:c="3"/>: 0.5838907469342252</text:p>
      <text:p text:style-name="Standard"><text:s text:c="4"/>precision_6 <text:s text:c="3"/>: 0.7022964015151515</text:p>
      <text:p text:style-name="Standard"><text:s text:c="4"/>recall_0 <text:s text:c="6"/>: 0.9332310227056235</text:p>
      <text:p text:style-name="Standard"><text:s text:c="4"/>recall_1 <text:s text:c="6"/>: 0.47104761904761905</text:p>
      <text:p text:style-name="Standard"><text:soft-page-break/><text:s text:c="4"/>recall_2 <text:s text:c="6"/>: 0.5238562091503268</text:p>
      <text:p text:style-name="Standard"><text:s text:c="4"/>recall_3 <text:s text:c="6"/>: 0.7164502164502164</text:p>
      <text:p text:style-name="Standard"><text:s text:c="4"/>recall_4 <text:s text:c="6"/>: 0.602500725937301</text:p>
      <text:p text:style-name="Standard"><text:s text:c="4"/>recall_5 <text:s text:c="6"/>: 0.5036231884057969</text:p>
      <text:p text:style-name="Standard"><text:s text:c="4"/>recall_6 <text:s text:c="6"/>: 0.6582623106060607</text:p>
      <text:p text:style-name="Standard"><text:s text:c="4"/>f1_0 <text:s text:c="10"/>: 0.9036235878142606</text:p>
      <text:p text:style-name="Standard"><text:s text:c="4"/>f1_1 <text:s text:c="10"/>: 0.4984399092970522</text:p>
      <text:p text:style-name="Standard"><text:s text:c="4"/>f1_2 <text:s text:c="10"/>: 0.5557189542483657</text:p>
      <text:p text:style-name="Standard"><text:s text:c="4"/>f1_3 <text:s text:c="10"/>: 0.7283549783549784</text:p>
      <text:p text:style-name="Standard"><text:s text:c="4"/>f1_4 <text:s text:c="10"/>: 0.6100872520421738</text:p>
      <text:p text:style-name="Standard"><text:s text:c="4"/>f1_5 <text:s text:c="10"/>: 0.5253171948824124</text:p>
      <text:p text:style-name="Standard"><text:s text:c="4"/>f1_6 <text:s text:c="10"/>: 0.6658425775613285</text:p>
      <text:p text:style-name="Standard"><text:s text:c="4"/>val_loss <text:s text:c="6"/>: 0.5620233092483868</text:p>
      <text:p text:style-name="Standard"><text:s text:c="4"/>val_accuracy <text:s text:c="2"/>: 0.8372006814962181</text:p>
      <text:p text:style-name="Standard"><text:s text:c="4"/>val_precision_0: 0.8462922042534998</text:p>
      <text:p text:style-name="Standard"><text:s text:c="4"/>val_precision_1: 1.0</text:p>
      <text:p text:style-name="Standard"><text:s text:c="4"/>val_precision_2: 0</text:p>
      <text:p text:style-name="Standard"><text:s text:c="4"/>val_precision_3: 0</text:p>
      <text:p text:style-name="Standard"><text:s text:c="4"/>val_precision_4: 0.5721829140461218</text:p>
      <text:p text:style-name="Standard"><text:s text:c="4"/>val_precision_5: 0.3333333333333333</text:p>
      <text:p text:style-name="Standard"><text:s text:c="4"/>val_precision_6: 0.5310734463276836</text:p>
      <text:p text:style-name="Standard"><text:s text:c="4"/>val_recall_0 <text:s text:c="2"/>: 0.9341354406764204</text:p>
      <text:p text:style-name="Standard"><text:s text:c="4"/>val_recall_1 <text:s text:c="2"/>: 0.75</text:p>
      <text:p text:style-name="Standard"><text:s text:c="4"/>val_recall_2 <text:s text:c="2"/>: 0</text:p>
      <text:p text:style-name="Standard"><text:s text:c="4"/>val_recall_3 <text:s text:c="2"/>: 0</text:p>
      <text:p text:style-name="Standard"><text:s text:c="4"/>val_recall_4 <text:s text:c="2"/>: 0.38295055529725347</text:p>
      <text:p text:style-name="Standard"><text:s text:c="4"/>val_recall_5 <text:s text:c="2"/>: 0.23333333333333334</text:p>
      <text:p text:style-name="Standard"><text:s text:c="4"/>val_recall_6 <text:s text:c="2"/>: 0.5028248587570621</text:p>
      <text:p text:style-name="Standard"><text:s text:c="4"/>val_f1_0 <text:s text:c="6"/>: 0.8750383665554523</text:p>
      <text:p text:style-name="Standard"><text:s text:c="4"/>val_f1_1 <text:s text:c="6"/>: 0.8333333333333333</text:p>
      <text:p text:style-name="Standard"><text:s text:c="4"/>val_f1_2 <text:s text:c="6"/>: 0</text:p>
      <text:p text:style-name="Standard"><text:s text:c="4"/>val_f1_3 <text:s text:c="6"/>: 0</text:p>
      <text:p text:style-name="Standard"><text:s text:c="4"/>val_f1_4 <text:s text:c="6"/>: 0.42132700586501926</text:p>
      <text:p text:style-name="Standard"><text:s text:c="4"/>val_f1_5 <text:s text:c="6"/>: 0.26666666666666666</text:p>
      <text:p text:style-name="Standard"><text:s text:c="4"/>val_f1_6 <text:s text:c="6"/>: 0.5039548022598871</text:p>
      <text:p text:style-name="Standard"/>
      <text:p text:style-name="Standard">epoch <text:s text:c="9"/>: 5</text:p>
      <text:p text:style-name="Standard"><text:s text:c="4"/>loss <text:s text:c="10"/>: 0.24866895537822195</text:p>
      <text:p text:style-name="Standard"><text:s text:c="4"/>accuracy <text:s text:c="6"/>: 0.9110546899224203</text:p>
      <text:p text:style-name="Standard"><text:s text:c="4"/>precision_0 <text:s text:c="3"/>: 0.913485765921005</text:p>
      <text:p text:style-name="Standard"><text:s text:c="4"/>precision_1 <text:s text:c="3"/>: 0.7165861513687601</text:p>
      <text:p text:style-name="Standard"><text:s text:c="4"/>precision_2 <text:s text:c="3"/>: 0.7636494252873562</text:p>
      <text:p text:style-name="Standard"><text:s text:c="4"/>precision_3 <text:s text:c="3"/>: 0.7388888888888889</text:p>
      <text:p text:style-name="Standard"><text:s text:c="4"/>precision_4 <text:s text:c="3"/>: 0.7309244530074066</text:p>
      <text:p text:style-name="Standard"><text:s text:c="4"/>precision_5 <text:s text:c="3"/>: 0.6725071225071224</text:p>
      <text:p text:style-name="Standard"><text:s text:c="4"/>precision_6 <text:s text:c="3"/>: 0.7631352282515073</text:p>
      <text:p text:style-name="Standard"><text:s text:c="4"/>recall_0 <text:s text:c="6"/>: 0.9423400500302904</text:p>
      <text:p text:style-name="Standard"><text:s text:c="4"/>recall_1 <text:s text:c="6"/>: 0.6546698872785829</text:p>
      <text:p text:style-name="Standard"><text:s text:c="4"/>recall_2 <text:s text:c="6"/>: 0.6818965517241379</text:p>
      <text:p text:style-name="Standard"><text:s text:c="4"/>recall_3 <text:s text:c="6"/>: 0.6732804232804233</text:p>
      <text:p text:style-name="Standard"><text:s text:c="4"/>recall_4 <text:s text:c="6"/>: 0.6583296362064668</text:p>
      <text:p text:style-name="Standard"><text:s text:c="4"/>recall_5 <text:s text:c="6"/>: 0.5952516619183286</text:p>
      <text:p text:style-name="Standard"><text:soft-page-break/><text:s text:c="4"/>recall_6 <text:s text:c="6"/>: 0.7283591731266148</text:p>
      <text:p text:style-name="Standard"><text:s text:c="4"/>f1_0 <text:s text:c="10"/>: 0.9204590127731148</text:p>
      <text:p text:style-name="Standard"><text:s text:c="4"/>f1_1 <text:s text:c="10"/>: 0.6617775407630481</text:p>
      <text:p text:style-name="Standard"><text:s text:c="4"/>f1_2 <text:s text:c="10"/>: 0.7023604269293923</text:p>
      <text:p text:style-name="Standard"><text:s text:c="4"/>f1_3 <text:s text:c="10"/>: 0.691358024691358</text:p>
      <text:p text:style-name="Standard"><text:s text:c="4"/>f1_4 <text:s text:c="10"/>: 0.6659664717781174</text:p>
      <text:p text:style-name="Standard"><text:s text:c="4"/>f1_5 <text:s text:c="10"/>: 0.615230859675304</text:p>
      <text:p text:style-name="Standard"><text:s text:c="4"/>f1_6 <text:s text:c="10"/>: 0.7333620442147579</text:p>
      <text:p text:style-name="Standard"><text:s text:c="4"/>val_loss <text:s text:c="6"/>: 0.5923172903736929</text:p>
      <text:p text:style-name="Standard"><text:s text:c="4"/>val_accuracy <text:s text:c="2"/>: 0.8045633738233341</text:p>
      <text:p text:style-name="Standard"><text:s text:c="4"/>val_precision_0: 0.8751021149150778</text:p>
      <text:p text:style-name="Standard"><text:s text:c="4"/>val_precision_1: 0</text:p>
      <text:p text:style-name="Standard"><text:s text:c="4"/>val_precision_2: 0</text:p>
      <text:p text:style-name="Standard"><text:s text:c="4"/>val_precision_3: 0</text:p>
      <text:p text:style-name="Standard"><text:s text:c="4"/>val_precision_4: 0.39641940905874024</text:p>
      <text:p text:style-name="Standard"><text:s text:c="4"/>val_precision_5: 0.5</text:p>
      <text:p text:style-name="Standard"><text:s text:c="4"/>val_precision_6: 0.5215053763440861</text:p>
      <text:p text:style-name="Standard"><text:s text:c="4"/>val_recall_0 <text:s text:c="2"/>: 0.852569091393961</text:p>
      <text:p text:style-name="Standard"><text:s text:c="4"/>val_recall_1 <text:s text:c="2"/>: 0</text:p>
      <text:p text:style-name="Standard"><text:s text:c="4"/>val_recall_2 <text:s text:c="2"/>: 0</text:p>
      <text:p text:style-name="Standard"><text:s text:c="4"/>val_recall_3 <text:s text:c="2"/>: 0</text:p>
      <text:p text:style-name="Standard"><text:s text:c="4"/>val_recall_4 <text:s text:c="2"/>: 0.4031805586045235</text:p>
      <text:p text:style-name="Standard"><text:s text:c="4"/>val_recall_5 <text:s text:c="2"/>: 0.325</text:p>
      <text:p text:style-name="Standard"><text:s text:c="4"/>val_recall_6 <text:s text:c="2"/>: 0.5033602150537635</text:p>
      <text:p text:style-name="Standard"><text:s text:c="4"/>val_f1_0 <text:s text:c="6"/>: 0.8449418550332571</text:p>
      <text:p text:style-name="Standard"><text:s text:c="4"/>val_f1_1 <text:s text:c="6"/>: 0</text:p>
      <text:p text:style-name="Standard"><text:s text:c="4"/>val_f1_2 <text:s text:c="6"/>: 0</text:p>
      <text:p text:style-name="Standard"><text:s text:c="4"/>val_f1_3 <text:s text:c="6"/>: 0</text:p>
      <text:p text:style-name="Standard"><text:s text:c="4"/>val_f1_4 <text:s text:c="6"/>: 0.36710195567987325</text:p>
      <text:p text:style-name="Standard"><text:s text:c="4"/>val_f1_5 <text:s text:c="6"/>: 0.37333333333333335</text:p>
      <text:p text:style-name="Standard"><text:s text:c="4"/>val_f1_6 <text:s text:c="6"/>: 0.5048387096774193</text:p>
      <text:p text:style-name="Standard"/>
      <text:p text:style-name="Standard">epoch <text:s text:c="9"/>: 6</text:p>
      <text:p text:style-name="Standard"><text:s text:c="4"/>loss <text:s text:c="10"/>: 0.19960748171471107</text:p>
      <text:p text:style-name="Standard"><text:s text:c="4"/>accuracy <text:s text:c="6"/>: 0.9291837144216537</text:p>
      <text:p text:style-name="Standard"><text:s text:c="4"/>precision_0 <text:s text:c="3"/>: 0.9311738319879367</text:p>
      <text:p text:style-name="Standard"><text:s text:c="4"/>precision_1 <text:s text:c="3"/>: 0.7856442577030812</text:p>
      <text:p text:style-name="Standard"><text:s text:c="4"/>precision_2 <text:s text:c="3"/>: 0.7646666666666667</text:p>
      <text:p text:style-name="Standard"><text:s text:c="4"/>precision_3 <text:s text:c="3"/>: 0.7892156862745098</text:p>
      <text:p text:style-name="Standard"><text:s text:c="4"/>precision_4 <text:s text:c="3"/>: 0.7796442321487651</text:p>
      <text:p text:style-name="Standard"><text:s text:c="4"/>precision_5 <text:s text:c="3"/>: 0.7868673647469459</text:p>
      <text:p text:style-name="Standard"><text:s text:c="4"/>precision_6 <text:s text:c="3"/>: 0.8046044864226682</text:p>
      <text:p text:style-name="Standard"><text:s text:c="4"/>recall_0 <text:s text:c="6"/>: 0.9527377846410046</text:p>
      <text:p text:style-name="Standard"><text:s text:c="4"/>recall_1 <text:s text:c="6"/>: 0.729971988795518</text:p>
      <text:p text:style-name="Standard"><text:s text:c="4"/>recall_2 <text:s text:c="6"/>: 0.6990666666666667</text:p>
      <text:p text:style-name="Standard"><text:s text:c="4"/>recall_3 <text:s text:c="6"/>: 0.7420634920634922</text:p>
      <text:p text:style-name="Standard"><text:s text:c="4"/>recall_4 <text:s text:c="6"/>: 0.7236099644424527</text:p>
      <text:p text:style-name="Standard"><text:s text:c="4"/>recall_5 <text:s text:c="6"/>: 0.7150523560209422</text:p>
      <text:p text:style-name="Standard"><text:s text:c="4"/>recall_6 <text:s text:c="6"/>: 0.7730617866981504</text:p>
      <text:p text:style-name="Standard"><text:s text:c="4"/>f1_0 <text:s text:c="10"/>: 0.9360014615467384</text:p>
      <text:p text:style-name="Standard"><text:s text:c="4"/>f1_1 <text:s text:c="10"/>: 0.7422447766985586</text:p>
      <text:p text:style-name="Standard"><text:s text:c="4"/>f1_2 <text:s text:c="10"/>: 0.7133587301587303</text:p>
      <text:p text:style-name="Standard"><text:soft-page-break/><text:s text:c="4"/>f1_3 <text:s text:c="10"/>: 0.7540106951871658</text:p>
      <text:p text:style-name="Standard"><text:s text:c="4"/>f1_4 <text:s text:c="10"/>: 0.7264714299005085</text:p>
      <text:p text:style-name="Standard"><text:s text:c="4"/>f1_5 <text:s text:c="10"/>: 0.7339513308099693</text:p>
      <text:p text:style-name="Standard"><text:s text:c="4"/>f1_6 <text:s text:c="10"/>: 0.7768913626056475</text:p>
      <text:p text:style-name="Standard"><text:s text:c="4"/>val_loss <text:s text:c="6"/>: 0.5996551856564486</text:p>
      <text:p text:style-name="Standard"><text:s text:c="4"/>val_accuracy <text:s text:c="2"/>: 0.8240412250763595</text:p>
      <text:p text:style-name="Standard"><text:s text:c="4"/>val_precision_0: 0.8676863939284165</text:p>
      <text:p text:style-name="Standard"><text:s text:c="4"/>val_precision_1: 0</text:p>
      <text:p text:style-name="Standard"><text:s text:c="4"/>val_precision_2: 0</text:p>
      <text:p text:style-name="Standard"><text:s text:c="4"/>val_precision_3: 0</text:p>
      <text:p text:style-name="Standard"><text:s text:c="4"/>val_precision_4: 0.46244907452614226</text:p>
      <text:p text:style-name="Standard"><text:s text:c="4"/>val_precision_5: 0.3</text:p>
      <text:p text:style-name="Standard"><text:s text:c="4"/>val_precision_6: 0.46714743589743585</text:p>
      <text:p text:style-name="Standard"><text:s text:c="4"/>val_recall_0 <text:s text:c="2"/>: 0.8892574491856491</text:p>
      <text:p text:style-name="Standard"><text:s text:c="4"/>val_recall_1 <text:s text:c="2"/>: 0</text:p>
      <text:p text:style-name="Standard"><text:s text:c="4"/>val_recall_2 <text:s text:c="2"/>: 0</text:p>
      <text:p text:style-name="Standard"><text:s text:c="4"/>val_recall_3 <text:s text:c="2"/>: 0</text:p>
      <text:p text:style-name="Standard"><text:s text:c="4"/>val_recall_4 <text:s text:c="2"/>: 0.4223579652386045</text:p>
      <text:p text:style-name="Standard"><text:s text:c="4"/>val_recall_5 <text:s text:c="2"/>: 0.2</text:p>
      <text:p text:style-name="Standard"><text:s text:c="4"/>val_recall_6 <text:s text:c="2"/>: 0.4583333333333333</text:p>
      <text:p text:style-name="Standard"><text:s text:c="4"/>val_f1_0 <text:s text:c="6"/>: 0.8619152069698489</text:p>
      <text:p text:style-name="Standard"><text:s text:c="4"/>val_f1_1 <text:s text:c="6"/>: 0</text:p>
      <text:p text:style-name="Standard"><text:s text:c="4"/>val_f1_2 <text:s text:c="6"/>: 0</text:p>
      <text:p text:style-name="Standard"><text:s text:c="4"/>val_f1_3 <text:s text:c="6"/>: 0</text:p>
      <text:p text:style-name="Standard"><text:s text:c="4"/>val_f1_4 <text:s text:c="6"/>: 0.4060397768819614</text:p>
      <text:p text:style-name="Standard"><text:s text:c="4"/>val_f1_5 <text:s text:c="6"/>: 0.2333333333333333</text:p>
      <text:p text:style-name="Standard"><text:s text:c="4"/>val_f1_6 <text:s text:c="6"/>: 0.4548076923076923</text:p>
      <text:p text:style-name="Standard"/>
      <text:p text:style-name="Standard">epoch <text:s text:c="9"/>: 7</text:p>
      <text:p text:style-name="Standard"><text:s text:c="4"/>loss <text:s text:c="10"/>: 0.16634212586249253</text:p>
      <text:p text:style-name="Standard"><text:s text:c="4"/>accuracy <text:s text:c="6"/>: 0.9419515641032205</text:p>
      <text:p text:style-name="Standard"><text:s text:c="4"/>precision_0 <text:s text:c="3"/>: 0.9443922037046962</text:p>
      <text:p text:style-name="Standard"><text:s text:c="4"/>precision_1 <text:s text:c="3"/>: 0.8087980173482031</text:p>
      <text:p text:style-name="Standard"><text:s text:c="4"/>precision_2 <text:s text:c="3"/>: 0.8346253229974161</text:p>
      <text:p text:style-name="Standard"><text:s text:c="4"/>precision_3 <text:s text:c="3"/>: 0.8316326530612245</text:p>
      <text:p text:style-name="Standard"><text:s text:c="4"/>precision_4 <text:s text:c="3"/>: 0.8138763111022469</text:p>
      <text:p text:style-name="Standard"><text:s text:c="4"/>precision_5 <text:s text:c="3"/>: 0.8142021720969091</text:p>
      <text:p text:style-name="Standard"><text:s text:c="4"/>precision_6 <text:s text:c="3"/>: 0.8357705286839144</text:p>
      <text:p text:style-name="Standard"><text:s text:c="4"/>recall_0 <text:s text:c="6"/>: 0.9615620758014921</text:p>
      <text:p text:style-name="Standard"><text:s text:c="4"/>recall_1 <text:s text:c="6"/>: 0.7467781908302356</text:p>
      <text:p text:style-name="Standard"><text:s text:c="4"/>recall_2 <text:s text:c="6"/>: 0.7602067183462532</text:p>
      <text:p text:style-name="Standard"><text:s text:c="4"/>recall_3 <text:s text:c="6"/>: 0.7636054421768709</text:p>
      <text:p text:style-name="Standard"><text:s text:c="4"/>recall_4 <text:s text:c="6"/>: 0.767817602122808</text:p>
      <text:p text:style-name="Standard"><text:s text:c="4"/>recall_5 <text:s text:c="6"/>: 0.7693400167084379</text:p>
      <text:p text:style-name="Standard"><text:s text:c="4"/>recall_6 <text:s text:c="6"/>: 0.8149793775778029</text:p>
      <text:p text:style-name="Standard"><text:s text:c="4"/>f1_0 <text:s text:c="10"/>: 0.9482469716004943</text:p>
      <text:p text:style-name="Standard"><text:s text:c="4"/>f1_1 <text:s text:c="10"/>: 0.7619425803440673</text:p>
      <text:p text:style-name="Standard"><text:s text:c="4"/>f1_2 <text:s text:c="10"/>: 0.7795496493170911</text:p>
      <text:p text:style-name="Standard"><text:s text:c="4"/>f1_3 <text:s text:c="10"/>: 0.7826298701298703</text:p>
      <text:p text:style-name="Standard"><text:s text:c="4"/>f1_4 <text:s text:c="10"/>: 0.770609142248149</text:p>
      <text:p text:style-name="Standard"><text:s text:c="4"/>f1_5 <text:s text:c="10"/>: 0.7799379400883162</text:p>
      <text:p text:style-name="Standard"><text:s text:c="4"/>f1_6 <text:s text:c="10"/>: 0.8171862445765701</text:p>
      <text:p text:style-name="Standard"><text:soft-page-break/><text:s text:c="4"/>val_loss <text:s text:c="6"/>: 0.6183190908616268</text:p>
      <text:p text:style-name="Standard"><text:s text:c="4"/>val_accuracy <text:s text:c="2"/>: 0.8222180386420767</text:p>
      <text:p text:style-name="Standard"><text:s text:c="4"/>val_precision_0: 0.8658794188318261</text:p>
      <text:p text:style-name="Standard"><text:s text:c="4"/>val_precision_1: 0.5</text:p>
      <text:p text:style-name="Standard"><text:s text:c="4"/>val_precision_2: 0</text:p>
      <text:p text:style-name="Standard"><text:s text:c="4"/>val_precision_3: 0</text:p>
      <text:p text:style-name="Standard"><text:s text:c="4"/>val_precision_4: 0.4397827516352538</text:p>
      <text:p text:style-name="Standard"><text:s text:c="4"/>val_precision_5: 0.3939393939393939</text:p>
      <text:p text:style-name="Standard"><text:s text:c="4"/>val_precision_6: 0.5348837209302325</text:p>
      <text:p text:style-name="Standard"><text:s text:c="4"/>val_recall_0 <text:s text:c="2"/>: 0.8826948962636468</text:p>
      <text:p text:style-name="Standard"><text:s text:c="4"/>val_recall_1 <text:s text:c="2"/>: 0.25</text:p>
      <text:p text:style-name="Standard"><text:s text:c="4"/>val_recall_2 <text:s text:c="2"/>: 0</text:p>
      <text:p text:style-name="Standard"><text:s text:c="4"/>val_recall_3 <text:s text:c="2"/>: 0</text:p>
      <text:p text:style-name="Standard"><text:s text:c="4"/>val_recall_4 <text:s text:c="2"/>: 0.39803336113696086</text:p>
      <text:p text:style-name="Standard"><text:s text:c="4"/>val_recall_5 <text:s text:c="2"/>: 0.2878787878787879</text:p>
      <text:p text:style-name="Standard"><text:s text:c="4"/>val_recall_6 <text:s text:c="2"/>: 0.48740310077519383</text:p>
      <text:p text:style-name="Standard"><text:s text:c="4"/>val_f1_0 <text:s text:c="6"/>: 0.8588958093014435</text:p>
      <text:p text:style-name="Standard"><text:s text:c="4"/>val_f1_1 <text:s text:c="6"/>: 0.3333333333333333</text:p>
      <text:p text:style-name="Standard"><text:s text:c="4"/>val_f1_2 <text:s text:c="6"/>: 0</text:p>
      <text:p text:style-name="Standard"><text:s text:c="4"/>val_f1_3 <text:s text:c="6"/>: 0</text:p>
      <text:p text:style-name="Standard"><text:s text:c="4"/>val_f1_4 <text:s text:c="6"/>: 0.38486608145881007</text:p>
      <text:p text:style-name="Standard"><text:s text:c="4"/>val_f1_5 <text:s text:c="6"/>: 0.3232323232323232</text:p>
      <text:p text:style-name="Standard"><text:s text:c="4"/>val_f1_6 <text:s text:c="6"/>: 0.5023255813953488</text:p>
      <text:p text:style-name="Standard"># -*- coding: utf-8 -*-</text:p>
      <text:p text:style-name="Standard"># @Author: Jie Yang</text:p>
      <text:p text:style-name="Standard"># @Date: <text:s text:c="2"/>2019-03-29 16:10:23</text:p>
      <text:p text:style-name="Standard"># @Last Modified by: <text:s text:c="2"/>Jie Yang, <text:s text:c="4"/>Contact: jieynlp@gmail.com</text:p>
      <text:p text:style-name="Standard"># @Last Modified time: 2019-04-12 09:56:12</text:p>
      <text:p text:style-name="Standard">import argparse</text:p>
      <text:p text:style-name="Standard">import torch</text:p>
      <text:p text:style-name="Standard">import matplotlib.pyplot as plt</text:p>
      <text:p text:style-name="Standard">from tqdm import tqdm</text:p>
      <text:p text:style-name="Standard"># import data_loader.data_loaders as module_data</text:p>
      <text:p text:style-name="Standard"># import model.loss as module_loss</text:p>
      <text:p text:style-name="Standard"># import model.metric as module_metric</text:p>
      <text:p text:style-name="Standard"># import model.model as module_arch</text:p>
      <text:p text:style-name="Standard"># from parse_config import ConfigParser</text:p>
      <text:p text:style-name="Standard"># from utils import inf_loop, MetricTracker</text:p>
      <text:p text:style-name="Standard">import numpy as np</text:p>
      <text:p text:style-name="Standard">import torch.nn.functional as F</text:p>
      <text:p text:style-name="Standard">from sklearn.metrics import precision_recall_fscore_support</text:p>
      <text:p text:style-name="Standard">import matplotlib.ticker as ticker</text:p>
      <text:p text:style-name="Standard"/>
      <text:p text:style-name="Standard">## convert the text/attention list to latex code, which will further generates the text heatmap based on attention weights.</text:p>
      <text:p text:style-name="Standard">import numpy as np</text:p>
      <text:p text:style-name="Standard"/>
      <text:p text:style-name="Standard">latex_special_token = ["!@#$%^&amp;*()"]</text:p>
      <text:p text:style-name="Standard"/>
      <text:p text:style-name="Standard">def generate(text_list, attention_list, latex_file, sent1, color='red', rescale_value = False):</text:p>
      <text:p text:style-name="Standard"><text:tab/>assert(len(text_list) == len(attention_list))</text:p>
      <text:p text:style-name="Standard"><text:tab/>if rescale_value:</text:p>
      <text:p text:style-name="Standard"><text:soft-page-break/><text:tab/><text:tab/>attention_list = rescale(attention_list)</text:p>
      <text:p text:style-name="Standard"><text:tab/>word_num = len(text_list)</text:p>
      <text:p text:style-name="Standard"><text:tab/>text_list = clean_word(text_list)</text:p>
      <text:p text:style-name="Standard"><text:tab/>print(attention_list)</text:p>
      <text:p text:style-name="Standard"><text:tab/>print(text_list)</text:p>
      <text:p text:style-name="Standard"><text:tab/>print('len',len(attention_list))</text:p>
      <text:p text:style-name="Standard"><text:tab/>evaluateAndShowAttention(sent1, [1,2,3],attention_list,1 )</text:p>
      <text:p text:style-name="Standard"># <text:tab/>with open(latex_file,'w') as f:</text:p>
      <text:p text:style-name="Standard"># <text:tab/><text:tab/>f.write(r'''\documentclass[varwidth]{standalone}</text:p>
      <text:p text:style-name="Standard"># \special{papersize=210mm,297mm}</text:p>
      <text:p text:style-name="Standard"># \usepackage{color}</text:p>
      <text:p text:style-name="Standard"># \usepackage{tcolorbox}</text:p>
      <text:p text:style-name="Standard"># \usepackage{CJK}</text:p>
      <text:p text:style-name="Standard"># \usepackage{adjustbox}</text:p>
      <text:p text:style-name="Standard"># \tcbset{width=0.9\textwidth,boxrule=0pt,colback=red,arc=0pt,auto outer arc,left=0pt,right=0pt,boxsep=5pt}</text:p>
      <text:p text:style-name="Standard"># \begin{document}</text:p>
      <text:p text:style-name="Standard"># \begin{CJK*}{UTF8}{gbsn}'''+'\n')</text:p>
      <text:p text:style-name="Standard"># <text:tab/><text:tab/>string = r'''{\setlength{\fboxsep}{0pt}\colorbox{white!0}{\parbox{0.9\textwidth}{'''+"\n"</text:p>
      <text:p text:style-name="Standard"># <text:tab/><text:tab/>for idx in range(word_num):</text:p>
      <text:p text:style-name="Standard"># <text:tab/><text:tab/><text:tab/>string += "\\colorbox{%s!%s}{"%(color, attention_list[idx])+"\\strut " + text_list[idx]+"} "</text:p>
      <text:p text:style-name="Standard"># <text:tab/><text:tab/>string += "\n}}}"</text:p>
      <text:p text:style-name="Standard"># <text:tab/><text:tab/>f.write(string+'\n')</text:p>
      <text:p text:style-name="Standard"># <text:tab/><text:tab/>f.write(r'''\end{CJK*}</text:p>
      <text:p text:style-name="Standard"># \end{document}''')</text:p>
      <text:p text:style-name="Standard">def showAttention(input_sentence, output_words, attentions,i):</text:p>
      <text:p text:style-name="Standard"><text:s text:c="4"/># Set up figure with colorbar</text:p>
      <text:p text:style-name="Standard"><text:tab/>fig = plt.figure()</text:p>
      <text:p text:style-name="Standard"><text:tab/>index = 0</text:p>
      <text:p text:style-name="Standard"><text:tab/>for seq in range(len(input_sentence)):</text:p>
      <text:p text:style-name="Standard"><text:tab/><text:tab/>input = input_sentence[seq][0].split(' ')</text:p>
      <text:p text:style-name="Standard"><text:tab/><text:tab/>print(input)</text:p>
      <text:p text:style-name="Standard"><text:tab/><text:tab/>output = output_words[seq]</text:p>
      <text:p text:style-name="Standard"><text:tab/><text:tab/>attention = attentions[index: index+len(input)]</text:p>
      <text:p text:style-name="Standard"><text:tab/><text:tab/>print(len(attention))</text:p>
      <text:p text:style-name="Standard"><text:tab/><text:tab/>ax = fig.add_subplot(111)</text:p>
      <text:p text:style-name="Standard"><text:tab/><text:tab/>cax = ax.matshow(np.reshape(np.array(attentions),(1,len(attentions))), cmap='bone')</text:p>
      <text:p text:style-name="Standard"><text:tab/><text:tab/>fig.colorbar(cax)</text:p>
      <text:p text:style-name="Standard"><text:tab/><text:tab/># print(input_sentence[seq])</text:p>
      <text:p text:style-name="Standard"><text:tab/><text:tab/>ax.set_xticklabels(input_sentence, rotation=90)</text:p>
      <text:p text:style-name="Standard"><text:tab/><text:tab/>ax.set_yticklabels(output_words, rotation=90)</text:p>
      <text:p text:style-name="Standard"/>
      <text:p text:style-name="Standard"><text:tab/><text:tab/># Show label at every tick</text:p>
      <text:p text:style-name="Standard"><text:tab/><text:tab/>ax.xaxis.set_major_locator(ticker.MultipleLocator(1))</text:p>
      <text:p text:style-name="Standard"><text:tab/><text:tab/>ax.yaxis.set_major_locator(ticker.MultipleLocator(1))</text:p>
      <text:p text:style-name="Standard"><text:tab/><text:tab/>index += len(input)</text:p>
      <text:p text:style-name="Standard"/>
      <text:p text:style-name="Standard"><text:tab/>plt.show()</text:p>
      <text:p text:style-name="Standard"/>
      <text:p text:style-name="Standard"/>
      <text:p text:style-name="Standard"><text:soft-page-break/>def evaluateAndShowAttention(input_sentence, output, attention,i):</text:p>
      <text:p text:style-name="Standard"><text:s text:c="4"/>print('input =', input_sentence)</text:p>
      <text:p text:style-name="Standard"><text:s text:c="4"/>print(output)</text:p>
      <text:p text:style-name="Standard"><text:s text:c="4"/>print('output =', output)</text:p>
      <text:p text:style-name="Standard"><text:s text:c="4"/>print('index',i)</text:p>
      <text:p text:style-name="Standard"><text:s text:c="4"/>showAttention(input_sentence, output, attention,i)</text:p>
      <text:p text:style-name="Standard"/>
      <text:p text:style-name="Standard">def rescale(input_list):</text:p>
      <text:p text:style-name="Standard"><text:tab/>the_array = np.asarray(input_list)</text:p>
      <text:p text:style-name="Standard"><text:tab/>the_max = np.max(the_array)</text:p>
      <text:p text:style-name="Standard"><text:tab/>the_min = np.min(the_array)</text:p>
      <text:p text:style-name="Standard"><text:tab/>rescale = (the_array - the_min)/(the_max-the_min)*100</text:p>
      <text:p text:style-name="Standard"><text:tab/>return rescale.tolist()</text:p>
      <text:p text:style-name="Standard"/>
      <text:p text:style-name="Standard"/>
      <text:p text:style-name="Standard">def clean_word(word_list):</text:p>
      <text:p text:style-name="Standard"><text:tab/>new_word_list = []</text:p>
      <text:p text:style-name="Standard"><text:tab/>for word in word_list:</text:p>
      <text:p text:style-name="Standard"><text:tab/><text:tab/>for latex_sensitive in ["\\", "%", "&amp;", "^", "#", "_", <text:s/>"{", "}"]:</text:p>
      <text:p text:style-name="Standard"><text:tab/><text:tab/><text:tab/>if latex_sensitive in word:</text:p>
      <text:p text:style-name="Standard"><text:tab/><text:tab/><text:tab/><text:tab/>word = word.replace(latex_sensitive, '\\'+latex_sensitive)</text:p>
      <text:p text:style-name="Standard"><text:tab/><text:tab/>new_word_list.append(word)</text:p>
      <text:p text:style-name="Standard"><text:tab/>return new_word_list</text:p>
      <text:p text:style-name="Standard"/>
      <text:p text:style-name="Standard"/>
      <text:p text:style-name="Standard">if __name__ == '__main__':</text:p>
      <text:p text:style-name="Standard"><text:tab/>## This is a demo:</text:p>
      <text:p text:style-name="Standard"/>
      <text:p text:style-name="Standard"><text:tab/>sent = '''the USS Ronald Reagan - an aircraft carrier docked in Japan - during his tour of the region, vowing to "defeat any attack and meet any use of conventional or nuclear weapons with an overwhelming and effective American response". 'North Korea and the US have ratcheted up tensions in recent weeks and the movement of the strike group had raised the question of a pre-emptive strike by the US.''On Wednesday, Mr Pence described the country as the "most dangerous and urgent threat to peace and security" in the Asia-Pacific.'''</text:p>
      <text:p text:style-name="Standard"><text:tab/>sent1 = [['the USS Ronald Reagan - an aircraft carrier docked in Japan - during his tour of the region, vowing to "defeat any attack and meet any use of conventional or nuclear weapons with an overwhelming and effective American response".'],['North Korea and the US have ratcheted up tensions in recent weeks and the movement of the strike group had raised the question of a pre-emptive strike by the US.'],['On Wednesday, Mr Pence described the country as the "most dangerous and urgent threat to peace and security" in the Asia-Pacific.']]</text:p>
      <text:p text:style-name="Standard"/>
      <text:p text:style-name="Standard"><text:tab/>words = sent.split()</text:p>
      <text:p text:style-name="Standard"><text:tab/>word_num = len(words)</text:p>
      <text:p text:style-name="Standard"><text:tab/>attention = [(x+1.)/word_num*100 for x in range(word_num)]</text:p>
      <text:p text:style-name="Standard"><text:tab/>import random</text:p>
      <text:p text:style-name="Standard"><text:tab/>random.seed(42)</text:p>
      <text:p text:style-name="Standard"><text:tab/>random.shuffle(attention)</text:p>
      <text:p text:style-name="Standard"><text:tab/>color = 'red'</text:p>
      <text:p text:style-name="Standard"><text:tab/>generate(words, attention, "sample.tex",sent1, col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6T18:09:42.864138880</meta:creation-date>
    <dc:date>2021-05-27T09:32:13.763460587</dc:date>
    <meta:editing-duration>PT5H32M10S</meta:editing-duration>
    <meta:editing-cycles>2</meta:editing-cycles>
    <meta:generator>LibreOffice/6.4.2.2$Linux_X86_64 LibreOffice_project/40$Build-2</meta:generator>
    <meta:document-statistic meta:table-count="0" meta:image-count="0" meta:object-count="0" meta:page-count="9" meta:paragraph-count="431" meta:word-count="1469" meta:character-count="16116" meta:non-whitespace-character-count="12110"/>
  </office:meta>
</office:document-meta>
</file>